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4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37"/>
  </office:automatic-styles>
  <office:body>
    <office:spreadsheet>
      <table:table table:name="timesheet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ow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1" table:formula="of:=NOW()" office:value-type="date" office:date-value="2015-01-30T10:58:02.00776" calcext:value-type="date">
            <text:p>30/01/15 10:58</text:p>
          </table:table-cell>
          <table:table-cell table:number-columns-repeated="6"/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aily" table:style-name="ta1">
        <office:forms form:automatic-focus="false" form:apply-design-mode="false"/>
        <table:table-column table:style-name="co3" table:default-cell-style-name="ce3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ime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til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what</text:p>
          </table:table-cell>
          <table:table-cell table:number-columns-repeated="2"/>
          <table:table-cell table:style-name="ce4" table:formula="of:=TODAY()" office:value-type="date" office:date-value="2015-01-30" calcext:value-type="date">
            <text:p>30/01/15</text:p>
          </table:table-cell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2 * exerc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ke to Cannon 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history/english</text:p>
          </table:table-cell>
          <table:table-cell office:value-type="string" calcext:value-type="string">
            <text:p>1 chap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3 pages in math bo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ekly</text:p>
          </table:table-cell>
          <table:table-cell office:value-type="string" calcext:value-type="string">
            <text:p>home economics</text:p>
          </table:table-cell>
          <table:table-cell office:value-type="string" calcext:value-type="string">
            <text:p>Cook 1 meal</text:p>
          </table:table-cell>
          <table:table-cell table:number-columns-repeated="3"/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 style:data-style-name="N2" text:time-value="10:50:26.454275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1:10:26.380036177</meta:creation-date>
    <dc:date>2015-01-30T10:58:01.683656283</dc:date>
    <meta:editing-duration>PT10H24M53S</meta:editing-duration>
    <meta:editing-cycles>134</meta:editing-cycles>
    <meta:generator>LibreOffice/4.3.3.2$Linux_X86_64 LibreOffice_project/430m0$Build-2</meta:generator>
    <meta:document-statistic meta:table-count="2" meta:cell-count="28" meta:object-count="0"/>
  </office:meta>
</office:document-meta>
</file>